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fo:border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99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 analizar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Ref paper Caro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Distancia</text:p>
          </table:table-cell>
          <table:table-cell table:style-name="ce2" office:value-type="string" calcext:value-type="string">
            <text:p>Error_estad</text:p>
          </table:table-cell>
          <table:table-cell table:style-name="ce2" office:value-type="string" calcext:value-type="string">
            <text:p>Error_sist</text:p>
          </table:table-cell>
          <table:table-cell table:style-name="ce2" office:value-type="string" calcext:value-type="string">
            <text:p>wb_fid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5" office:value-type="string" calcext:value-type="string">
            <text:p>Datos nuevos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/>
          <table:table-cell table:style-name="ce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1?</text:p>
          </table:table-cell>
          <table:table-cell office:value-type="float" office:value="2.33" calcext:value-type="float">
            <text:p>2.33</text:p>
          </table:table-cell>
          <table:table-cell office:value-type="float" office:value="37.77" calcext:value-type="float">
            <text:p>37.77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81?</text:p>
          </table:table-cell>
          <table:table-cell office:value-type="float" office:value="2.33" calcext:value-type="float">
            <text:p>2.33</text:p>
          </table:table-cell>
          <table:table-cell office:value-type="float" office:value="9.07" calcext:value-type="float">
            <text:p>9.0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/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/>
          <table:table-cell office:value-type="string" calcext:value-type="string">
            <text:p>H*ŕ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/>
          <table:table-cell office:value-type="string" calcext:value-type="string">
            <text:p>H*rd</text:p>
          </table:table-cell>
          <table:table-cell table:number-columns-repeated="8"/>
        </table:table-row>
      </table:table>
      <table:table table:name="Para analizar (todos los datos)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Ref paper Caro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Distancia</text:p>
          </table:table-cell>
          <table:table-cell table:style-name="ce2" office:value-type="string" calcext:value-type="string">
            <text:p>Error_estad</text:p>
          </table:table-cell>
          <table:table-cell table:style-name="ce2" office:value-type="string" calcext:value-type="string">
            <text:p>Error_sist</text:p>
          </table:table-cell>
          <table:table-cell table:style-name="ce2" office:value-type="string" calcext:value-type="string">
            <text:p>wb_fid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5" office:value-type="string" calcext:value-type="string">
            <text:p>Datos nuevos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float" office:value="0.0215472" calcext:value-type="float">
            <text:p>0.0215472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0.0241968" calcext:value-type="float">
            <text:p>0.0241968</text:p>
          </table:table-cell>
          <table:table-cell office:value-type="string" calcext:value-type="string">
            <text:p>Dv/rd</text:p>
          </table:table-cell>
          <table:table-cell/>
          <table:table-cell table:style-name="ce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02213992" calcext:value-type="float">
            <text:p>0.02213992</text:p>
          </table:table-cell>
          <table:table-cell office:value-type="string" calcext:value-type="string">
            <text:p>Dv/rd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02156" calcext:value-type="float">
            <text:p>0.02156</text:p>
          </table:table-cell>
          <table:table-cell office:value-type="string" calcext:value-type="string">
            <text:p>Da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3" calcext:value-type="float">
            <text:p>2.33</text:p>
          </table:table-cell>
          <table:table-cell office:value-type="float" office:value="37.77" calcext:value-type="float">
            <text:p>37.77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m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o nuevo</text:p>
          </table:table-cell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33" calcext:value-type="float">
            <text:p>2.33</text:p>
          </table:table-cell>
          <table:table-cell office:value-type="float" office:value="9.07" calcext:value-type="float">
            <text:p>9.07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2222" calcext:value-type="float">
            <text:p>0.02222</text:p>
          </table:table-cell>
          <table:table-cell office:value-type="string" calcext:value-type="string">
            <text:p>Dh/r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*rd</text:p>
          </table:table-cell>
          <table:table-cell table:number-columns-repeated="8"/>
        </table:table-row>
      </table:table>
      <table:table table:name="Origin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Error_estad</text:p>
          </table:table-cell>
          <table:table-cell office:value-type="string" calcext:value-type="string">
            <text:p>Error_sist</text:p>
          </table:table-cell>
          <table:table-cell office:value-type="string" calcext:value-type="string">
            <text:p>type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Datos nuevos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float" office:value="1.48" calcext:value-type="float">
            <text:p>1.48</text:p>
          </table:table-cell>
          <table:table-cell office:value-type="float" office:value="13.23" calcext:value-type="float">
            <text:p>13.23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13.23 +/- 0.4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.473" calcext:value-type="float">
            <text:p>4.473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table:number-columns-repeated="6"/>
          <table:table-cell office:value-type="float" office:value="1.48" calcext:value-type="float">
            <text:p>1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30.21 +/- 0.79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float" office:value="0.698" calcext:value-type="float">
            <text:p>0.698</text:p>
          </table:table-cell>
          <table:table-cell office:value-type="float" office:value="19.77" calcext:value-type="float">
            <text:p>19.77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19.77 +/- 0.4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.272" calcext:value-type="float">
            <text:p>10.27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Dm/rd</text:p>
          </table:table-cell>
          <table:table-cell table:number-columns-repeated="6"/>
          <table:table-cell office:value-type="float" office:value="0.698" calcext:value-type="float">
            <text:p>0.698</text:p>
          </table:table-cell>
          <table:table-cell office:value-type="float" office:value="17.65" calcext:value-type="float">
            <text:p>17.6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7.65 +/- 0.3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044.07" calcext:value-type="float">
            <text:p>12044.07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33.002" calcext:value-type="float">
            <text:p>133.002</text:p>
          </table:table-cell>
          <table:table-cell office:value-type="string" calcext:value-type="string">
            <text:p>H*rd</text:p>
          </table:table-cell>
          <table:table-cell office:value-type="string" calcext:value-type="string">
            <text:p>12044.07 +/- 251.226 +/- 133.002</text:p>
          </table:table-cell>
          <table:table-cell table:number-columns-repeated="11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.378" calcext:value-type="float">
            <text:p>13.3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3.378 +/- 0.156 +/- 0.095</text:p>
          </table:table-cell>
          <table:table-cell table:number-columns-repeated="11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374.09" calcext:value-type="float">
            <text:p>13374.09</text:p>
          </table:table-cell>
          <table:table-cell office:value-type="float" office:value="251.226" calcext:value-type="float">
            <text:p>251.226</text:p>
          </table:table-cell>
          <table:table-cell office:value-type="float" office:value="147.78" calcext:value-type="float">
            <text:p>147.78</text:p>
          </table:table-cell>
          <table:table-cell office:value-type="string" calcext:value-type="string">
            <text:p>H*ŕd</text:p>
          </table:table-cell>
          <table:table-cell office:value-type="string" calcext:value-type="string">
            <text:p>13374.09 +/- 251.226 +/- 147.78</text:p>
          </table:table-cell>
          <table:table-cell table:number-columns-repeated="11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5.449" calcext:value-type="float">
            <text:p>15.449</text:p>
          </table:table-cell>
          <table:table-cell office:value-type="float" office:value="0.189" calcext:value-type="float">
            <text:p>0.189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15.449 +/- 0.189 +/- 0.108 </text:p>
          </table:table-cell>
          <table:table-cell table:number-columns-repeated="4"/>
          <table:table-cell table:style-name="ce6" office:value-type="string" calcext:value-type="string">
            <text:p>Dato del paper de Caro que falta</text:p>
          </table:table-cell>
          <table:table-cell table:number-columns-repeated="6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4378.994" calcext:value-type="float">
            <text:p>14378.994</text:p>
          </table:table-cell>
          <table:table-cell office:value-type="float" office:value="266.004" calcext:value-type="float">
            <text:p>266.004</text:p>
          </table:table-cell>
          <table:table-cell office:value-type="float" office:value="162.558" calcext:value-type="float">
            <text:p>162.558</text:p>
          </table:table-cell>
          <table:table-cell office:value-type="string" calcext:value-type="string">
            <text:p>H*rd</text:p>
          </table:table-cell>
          <table:table-cell office:value-type="string" calcext:value-type="string">
            <text:p>14378.994 +/- 266.004 +/- 162.558 </text:p>
          </table:table-cell>
          <table:table-cell table:number-columns-repeated="5"/>
          <table:table-cell office:value-type="float" office:value="0.016" calcext:value-type="float">
            <text:p>0.016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v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0.75" calcext:value-type="float">
            <text:p>10.75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/rd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.548" calcext:value-type="float">
            <text:p>11.54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1.548 <text:s/>+/- 0.559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.946" calcext:value-type="float">
            <text:p>14.94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4.946 +/- 0.680</text:p>
          </table:table-cell>
          <table:table-cell table:number-columns-repeated="11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6.931" calcext:value-type="float">
            <text:p>16.93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16.931 +/- 0.579</text:p>
          </table:table-cell>
          <table:table-cell table:number-columns-repeated="11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6.005" calcext:value-type="float">
            <text:p>26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/rd</text:p>
          </table:table-cell>
          <table:table-cell office:value-type="string" calcext:value-type="string">
            <text:p>26.005 +/- 0.99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.01" calcext:value-type="float">
            <text:p>9.0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office:value-type="string" calcext:value-type="string">
            <text:p>9.01±0.36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5.7" calcext:value-type="float">
            <text:p>35.7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office:value-type="string" calcext:value-type="string">
            <text:p>35.7±1.7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.94" calcext:value-type="float">
            <text:p>8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/rd</text:p>
          </table:table-cell>
          <table:table-cell table:style-name="Default" office:value-type="string" calcext:value-type="string">
            <text:p>8.94 +/- 0.22 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6.6" calcext:value-type="float">
            <text:p>36.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/rd</text:p>
          </table:table-cell>
          <table:table-cell table:style-name="ce4" office:value-type="string" calcext:value-type="string">
            <text:p>36.6 +/- 1.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9:18:26.352982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01:52:21.270778394</meta:creation-date>
    <dc:date>2021-06-25T19:20:22.571197976</dc:date>
    <meta:editing-duration>PT6H7S</meta:editing-duration>
    <meta:editing-cycles>16</meta:editing-cycles>
    <meta:generator>LibreOffice/6.4.6.2$Linux_X86_64 LibreOffice_project/40$Build-2</meta:generator>
    <meta:document-statistic meta:table-count="3" meta:cell-count="431" meta:object-count="0"/>
  </office:meta>
</office:document-meta>
</file>